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044512033" calcext:value-type="float">
            <text:p>1,044512033</text:p>
          </table:table-cell>
          <table:table-cell office:value-type="float" office:value="0.5940451622" calcext:value-type="float">
            <text:p>0,5940451622</text:p>
          </table:table-cell>
          <table:table-cell office:value-type="float" office:value="0.001231527072" calcext:value-type="float">
            <text:p>0,0012315271</text:p>
          </table:table-cell>
          <table:table-cell office:value-type="float" office:value="0.00001578880801" calcext:value-type="float">
            <text:p>1,578880801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22" calcext:value-type="float">
            <text:p>32622</text:p>
          </table:table-cell>
          <table:table-cell office:value-type="float" office:value="1.025004387" calcext:value-type="float">
            <text:p>1,025004387</text:p>
          </table:table-cell>
          <table:table-cell office:value-type="float" office:value="0.5990039706" calcext:value-type="float">
            <text:p>0,5990039706</text:p>
          </table:table-cell>
          <table:table-cell office:value-type="float" office:value="0.0006137093296" calcext:value-type="float">
            <text:p>0,0006137093</text:p>
          </table:table-cell>
          <table:table-cell office:value-type="float" office:value="0.00001573613736" calcext:value-type="float">
            <text:p>1,573613736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97" calcext:value-type="float">
            <text:p>32697</text:p>
          </table:table-cell>
          <table:table-cell office:value-type="float" office:value="1.098439574" calcext:value-type="float">
            <text:p>1,098439574</text:p>
          </table:table-cell>
          <table:table-cell office:value-type="float" office:value="0.5979923606" calcext:value-type="float">
            <text:p>0,5979923606</text:p>
          </table:table-cell>
          <table:table-cell office:value-type="float" office:value="0.001271805144" calcext:value-type="float">
            <text:p>0,0012718051</text:p>
          </table:table-cell>
          <table:table-cell office:value-type="float" office:value="0.00001570129825" calcext:value-type="float">
            <text:p>1,570129825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886" calcext:value-type="float">
            <text:p>32886</text:p>
          </table:table-cell>
          <table:table-cell office:value-type="float" office:value="1.034366131" calcext:value-type="float">
            <text:p>1,034366131</text:p>
          </table:table-cell>
          <table:table-cell office:value-type="float" office:value="0.5991271138" calcext:value-type="float">
            <text:p>0,5991271138</text:p>
          </table:table-cell>
          <table:table-cell office:value-type="float" office:value="0.0005463713314" calcext:value-type="float">
            <text:p>0,0005463713</text:p>
          </table:table-cell>
          <table:table-cell office:value-type="float" office:value="0.0000156106089" calcext:value-type="float">
            <text:p>1,56106089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944" calcext:value-type="float">
            <text:p>32944</text:p>
          </table:table-cell>
          <table:table-cell office:value-type="float" office:value="1.04364121" calcext:value-type="float">
            <text:p>1,04364121</text:p>
          </table:table-cell>
          <table:table-cell office:value-type="float" office:value="0.5981603265" calcext:value-type="float">
            <text:p>0,5981603265</text:p>
          </table:table-cell>
          <table:table-cell office:value-type="float" office:value="0.0007479898049" calcext:value-type="float">
            <text:p>0,0007479898</text:p>
          </table:table-cell>
          <table:table-cell office:value-type="float" office:value="0.00001558312033" calcext:value-type="float">
            <text:p>1,558312033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052" calcext:value-type="float">
            <text:p>33052</text:p>
          </table:table-cell>
          <table:table-cell office:value-type="float" office:value="1.061836004" calcext:value-type="float">
            <text:p>1,061836004</text:p>
          </table:table-cell>
          <table:table-cell office:value-type="float" office:value="0.5953258872" calcext:value-type="float">
            <text:p>0,5953258872</text:p>
          </table:table-cell>
          <table:table-cell office:value-type="float" office:value="0.0006523359916" calcext:value-type="float">
            <text:p>0,000652336</text:p>
          </table:table-cell>
          <table:table-cell office:value-type="float" office:value="0.00001553180846" calcext:value-type="float">
            <text:p>1,553180846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169" calcext:value-type="float">
            <text:p>33169</text:p>
          </table:table-cell>
          <table:table-cell office:value-type="float" office:value="1.09272337" calcext:value-type="float">
            <text:p>1,09272337</text:p>
          </table:table-cell>
          <table:table-cell office:value-type="float" office:value="0.5965602398" calcext:value-type="float">
            <text:p>0,5965602398</text:p>
          </table:table-cell>
          <table:table-cell office:value-type="float" office:value="0.0005262180348" calcext:value-type="float">
            <text:p>0,000526218</text:p>
          </table:table-cell>
          <table:table-cell office:value-type="float" office:value="0.00001547700049" calcext:value-type="float">
            <text:p>0,00001547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261" calcext:value-type="float">
            <text:p>33261</text:p>
          </table:table-cell>
          <table:table-cell office:value-type="float" office:value="1.096062422" calcext:value-type="float">
            <text:p>1,096062422</text:p>
          </table:table-cell>
          <table:table-cell office:value-type="float" office:value="0.5978346467" calcext:value-type="float">
            <text:p>0,5978346467</text:p>
          </table:table-cell>
          <table:table-cell office:value-type="float" office:value="0.0009414161323" calcext:value-type="float">
            <text:p>0,0009414161</text:p>
          </table:table-cell>
          <table:table-cell office:value-type="float" office:value="0.00001543305189" calcext:value-type="float">
            <text:p>1,543305189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414" calcext:value-type="float">
            <text:p>33414</text:p>
          </table:table-cell>
          <table:table-cell office:value-type="float" office:value="1.322711349" calcext:value-type="float">
            <text:p>1,322711349</text:p>
          </table:table-cell>
          <table:table-cell office:value-type="float" office:value="0.5970847607" calcext:value-type="float">
            <text:p>0,5970847607</text:p>
          </table:table-cell>
          <table:table-cell office:value-type="float" office:value="0.0009524102206" calcext:value-type="float">
            <text:p>0,0009524102</text:p>
          </table:table-cell>
          <table:table-cell office:value-type="float" office:value="0.00003072290929" calcext:value-type="float">
            <text:p>3,072290929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623" calcext:value-type="float">
            <text:p>33623</text:p>
          </table:table-cell>
          <table:table-cell office:value-type="float" office:value="1.228795648" calcext:value-type="float">
            <text:p>1,228795648</text:p>
          </table:table-cell>
          <table:table-cell office:value-type="float" office:value="0.5997081399" calcext:value-type="float">
            <text:p>0,5997081399</text:p>
          </table:table-cell>
          <table:table-cell office:value-type="float" office:value="0.0006716224016" calcext:value-type="float">
            <text:p>0,0006716224</text:p>
          </table:table-cell>
          <table:table-cell office:value-type="float" office:value="0.00001526414599" calcext:value-type="float">
            <text:p>1,526414599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048092128" calcext:value-type="float">
            <text:p>1,1048092128</text:p>
          </table:table-cell>
          <table:table-cell table:formula="of:=AVERAGE([.D2:.D11])" office:value-type="float" office:value="0.5974842608" calcext:value-type="float">
            <text:p>0,5974842608</text:p>
          </table:table-cell>
          <table:table-cell table:formula="of:=AVERAGE([.E2:.E11])" office:value-type="float" office:value="0.00081554054628" calcext:value-type="float">
            <text:p>0,0008155405</text:p>
          </table:table-cell>
          <table:table-cell table:formula="of:=AVERAGE([.F2:.F11])" office:value-type="float" office:value="0.000017084888897" calcext:value-type="float">
            <text:p>1,7084888897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0:21:09.555831512</dc:date>
    <meta:document-statistic meta:table-count="1" meta:cell-count="70" meta:object-count="0"/>
    <meta:generator>LibreOffice/4.1.4.2$Linux_X86_64 LibreOffice_project/410m0$Build-2</meta:generator>
  </office:meta>
</office:document-meta>
</file>